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b9a5" officeooo:paragraph-rsid="000ca7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b2c" officeooo:paragraph-rsid="001e8b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87a" officeooo:paragraph-rsid="001fe87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0ff38" officeooo:paragraph-rsid="0020ff3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e87a" officeooo:paragraph-rsid="001fe8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053b" officeooo:paragraph-rsid="0023053b" style:font-size-asian="10.5pt" style:font-weight-asian="normal" style:font-size-complex="12pt" style:font-weight-complex="normal"/>
    </style:style>
    <style:style style:name="T1" style:family="text">
      <style:text-properties officeooo:rsid="000d9ffe"/>
    </style:style>
    <style:style style:name="T2" style:family="text">
      <style:text-properties officeooo:rsid="0017ad22"/>
    </style:style>
    <style:style style:name="T3" style:family="text">
      <style:text-properties officeooo:rsid="001fe87a"/>
    </style:style>
    <style:style style:name="T4" style:family="text">
      <style:text-properties officeooo:rsid="0020ff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2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5"><text:span text:style-name="T1">1. </text:span>Podział pracy:</text:p>
      <text:p text:style-name="P3"/>
      <text:p text:style-name="P4">Piotr Górny – Podział obrazków na mniejsze fragmenty dla sieci neuronowej z przypisaną do obrazka wartością true false w zależności czy piksel pośrodku jest żyłą.</text:p>
      <text:p text:style-name="P4"/>
      <text:p text:style-name="P4">Mateusz Bamberski – <text:span text:style-name="T3">algorytm wykrywania żył na podstawie przetwarzania obrazu, przygotowanie sieci neuronowej do wykrywania żył na obrazkach.</text:span></text:p>
      <text:p text:style-name="P4"/>
      <text:p text:style-name="P6">2. Opis projektu</text:p>
      <text:p text:style-name="P8"/>
      <text:p text:style-name="P8">Aplikacja zaimplementowana w języku Python z użyciem Jupyter Notebook. Wczytane obrazy</text:p>
      <text:p text:style-name="P8">są w formacie JPG, gdzie każdy piksel może mieć dowolny kolor reprezentowany w RGB, oraz w formacie TIF gdzie każdy piksel jest albo biały albo czarny.</text:p>
      <text:p text:style-name="P8">Algorytm przetwarzania obrazu najpierw dokonuje rozmycia, <text:span text:style-name="T4">potem stosuje różne maski wykrywające kolor oraz krawędzie w celu detekcji żył.</text:span></text:p>
      <text:p text:style-name="P9">Algorytm oparty o sieć neuronową najpierw uczył się na bazie dostarczonych mu obrazków z żyłami oraz informacją czy na środku obrazka jest żyła, aby potem na zadany mu obrazek odpowiadać czy w środkowym punkcie jest żyła czy nie.</text:p>
      <text:p text:style-name="P8"/>
      <text:p text:style-name="P7">3.Wyniki pracy aplikac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2:33:07.698000000</meta:creation-date>
    <meta:editing-duration>PT3M27S</meta:editing-duration>
    <meta:editing-cycles>2</meta:editing-cycles>
    <meta:generator>LibreOffice/5.4.4.2$Windows_X86_64 LibreOffice_project/2524958677847fb3bb44820e40380acbe820f960</meta:generator>
    <dc:date>2018-05-06T22:36:32.017000000</dc:date>
    <meta:document-statistic meta:table-count="0" meta:image-count="0" meta:object-count="0" meta:page-count="1" meta:paragraph-count="15" meta:word-count="170" meta:character-count="1178" meta:non-whitespace-character-count="1017"/>
  </office:meta>
</office:document-meta>
</file>